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Charter" svg:font-family="'Bitstream Charter'"/>
    <style:font-face style:name="StarSymbol" svg:font-family="StarSymbol"/>
    <style:font-face style:name="Tahoma1" svg:font-family="Tahoma"/>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1pt" style:font-size-asian="11pt" style:font-size-complex="11pt"/>
    </style:style>
    <style:style style:name="P2" style:family="paragraph" style:parent-style-name="Standard">
      <style:paragraph-properties fo:line-height="150%" fo:text-align="start" style:justify-single-word="false"/>
      <style:text-properties fo:font-size="11pt" style:font-size-asian="11pt" style:font-size-complex="11pt"/>
    </style:style>
    <style:style style:name="P3" style:family="paragraph" style:parent-style-name="Standard" style:list-style-name="L1">
      <style:paragraph-properties fo:line-height="150%" fo:text-align="start" style:justify-single-word="false"/>
      <style:text-properties fo:font-size="11pt" style:font-size-asian="11pt" style:font-size-complex="11pt"/>
    </style:style>
    <style:style style:name="P4" style:family="paragraph" style:parent-style-name="Standard" style:list-style-name="L1">
      <style:paragraph-properties fo:line-height="100%" fo:text-align="start" style:justify-single-word="false"/>
      <style:text-properties fo:font-size="11pt" style:font-size-asian="11pt" style:font-size-complex="11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argomenti “tesi Alessio Di Fazio”</text:p>
      <text:p text:style-name="P1"/>
      <text:list text:style-name="L1">
        <text:list-item>
          <text:p text:style-name="P3">Premessa</text:p>
        </text:list-item>
        <text:list-item>
          <text:p text:style-name="P3">[1] Stato dell'arte</text:p>
          <text:list>
            <text:list-item>
              <text:p text:style-name="P3">[1.1] Panoramica sui sistemi di emulazione</text:p>
              <text:list>
                <text:list-item>
                  <text:p text:style-name="P3">[1.1.1] Classificazione dei sistemi di emulazione</text:p>
                </text:list-item>
                <text:list-item>
                  <text:p text:style-name="P3">[1.1.2] Confronto dei sistemi di emulazione conosciuti</text:p>
                </text:list-item>
              </text:list>
            </text:list-item>
            <text:list-item>
              <text:p text:style-name="P3">[1.2] Ambienti di configurazioni a confronto</text:p>
              <text:list>
                <text:list-item>
                  <text:p text:style-name="P3">[1.2.1] Creazione di configurazioni di reti complesse</text:p>
                  <text:list>
                    <text:list-item>
                      <text:p text:style-name="P3">Sistemi a confronto</text:p>
                    </text:list-item>
                    <text:list-item>
                      <text:p text:style-name="P3">Interfacce grafiche di supporto</text:p>
                    </text:list-item>
                    <text:list-item>
                      <text:p text:style-name="P3">Flessibilità delle interfacce grafiche nei sistemi esistenti</text:p>
                    </text:list-item>
                    <text:list-item>
                      <text:p text:style-name="P3">La prima versione di VisualNetkit</text:p>
                    </text:list-item>
                  </text:list>
                </text:list-item>
              </text:list>
            </text:list-item>
          </text:list>
        </text:list-item>
        <text:list-item>
          <text:p text:style-name="P3">[2] Uno strumento orientato alla creazione di configurazioni avanzate: l'evoluzione di VisualNetkit</text:p>
          <text:list>
            <text:list-item>
              <text:p text:style-name="P3">[2.1] Il problema delle configurazioni complesse</text:p>
              <text:list>
                <text:list-item>
                  <text:p text:style-name="P3">Qui si deve parlare di come si e' arrivati ad una classificazione delle varie proprieta' a struttura gerarchica, mostrando in maniera dettagliata (fornendo anche esempi semplici) che il vecchio metodo usato (lista di key=value) non riesce ad essere cosi' flessibile da coprire la maggior parte di situazioni (soprattutto quelle complesse)</text:p>
                </text:list-item>
                <text:list-item>
                  <text:p text:style-name="P3">[2.1.1] Configurazione avanzata in BGP:</text:p>
                  <text:list>
                    <text:list-item>
                      <text:p text:style-name="P3">Si parlera' di come e' possibile descrivere una configurazione BGP avanzata usando una struttura gerarchica delle varie sezioni del file di configurazione, nonche' il modo in cui questo approccio puo' essere adottato dalla nuova versione di VisualNetkit</text:p>
                    </text:list-item>
                  </text:list>
                </text:list-item>
                <text:list-item>
                  <text:p text:style-name="P3">[2.1.2] Configurazione avanzata in OSPF</text:p>
                  <text:list>
                    <text:list-item>
                      <text:p text:style-name="P3">Stessa cosa di sopra, ma con una configurazione avanzata in OSPF</text:p>
                    </text:list-item>
                  </text:list>
                </text:list-item>
              </text:list>
            </text:list-item>
            <text:list-item>
              <text:p text:style-name="P3">[2.2] Formalizzazione dei nuovi requisiti</text:p>
              <text:list>
                <text:list-item>
                  <text:p text:style-name="P3">Descrizione dei nuovi requisiti focalizzando solo l'attenzione sui nuovi requisiti per le configurazioni avanzate: Cosa puo' e cosa non puo' fare l'utente – Come l'utente puo' modificare la struttura delle proprieta' – ecc...</text:p>
                </text:list-item>
                <text:list-item>
                  <text:p text:style-name="P3">Impatto sul sistema</text:p>
                  <text:list>
                    <text:list-item>
                      <text:p text:style-name="P3">Qui si discute sul fatto che le modifiche che si vogliono introdurre hanno un impatto non trascurabile sull'architettura esistente e si mostreranno le tecniche adottate per ridurre i rischi di accoppiamento.</text:p>
                    </text:list-item>
                  </text:list>
                </text:list-item>
              </text:list>
            </text:list-item>
            <text:list-item>
              <text:p text:style-name="P3">[2.3] Analisi architetturale (in breve si discute la nuova architettura che verra' realizzata)</text:p>
              <text:list>
                <text:list-item>
                  <text:p text:style-name="P3"><text:soft-page-break/>[2.3.1] Definizione della nuova architettura per i plugins</text:p>
                  <text:list>
                    <text:list-item>
                      <text:p text:style-name="P3">Impatti sul resto dell'architettura</text:p>
                      <text:list>
                        <text:list-item>
                          <text:p text:style-name="P3">Ossia come le modifiche introdotte vengono incapsulate nell'architettura preesistente.</text:p>
                        </text:list-item>
                      </text:list>
                    </text:list-item>
                  </text:list>
                </text:list-item>
                <text:list-item>
                  <text:p text:style-name="P3">[2.3.1] Il processo di sviluppo adottato</text:p>
                  <text:list>
                    <text:list-item>
                      <text:p text:style-name="P3">solo un cenno sulle tecniche adottate: Sviluppo dei requisiti a rischio maggiore, approccio incrementale, prototipazione, ecc...</text:p>
                    </text:list-item>
                  </text:list>
                </text:list-item>
              </text:list>
            </text:list-item>
          </text:list>
        </text:list-item>
        <text:list-item>
          <text:p text:style-name="P3">[3] Progettazione e realizzazione</text:p>
          <text:list>
            <text:list-item>
              <text:p text:style-name="P3">[3.1] Composizione e realizzazione dell'architettura</text:p>
              <text:list>
                <text:list-item>
                  <text:p text:style-name="P3">[3.1.1] Architettura basata su plugins</text:p>
                  <text:list>
                    <text:list-item>
                      <text:p text:style-name="P3">Il ruolo dei plugins: modularità del sistema</text:p>
                      <text:list>
                        <text:list-item>
                          <text:p text:style-name="P3">Qui si spiega il perche' e' stata adottata tale architettura e soprattutto cosa fa ogni plugin e come esso interagisce con il sistema incrementando la flessibilità di creazione di reti ti qualunque tipologia (dns, pop3, routing, livello 2, ecc...)</text:p>
                        </text:list-item>
                      </text:list>
                    </text:list-item>
                    <text:list-item>
                      <text:p text:style-name="P3">Definizione di un plugin</text:p>
                      <text:list>
                        <text:list-item>
                          <text:p text:style-name="P3">Si spiega in maniera dettagliata come i plugins vengono creati o come questi vengono in primis caricati dal sistema (essendo questi librerie esterne lincate dinamicamente) e instanziati e “collegati” ai vari elementi di basso livello (vm, cd e links)</text:p>
                        </text:list-item>
                        <text:list-item>
                          <text:p text:style-name="P3">Si puo' pensare di scrivere un “how-to” sulla costruzione di un plugin semplice nell'appendice della tesi.</text:p>
                        </text:list-item>
                      </text:list>
                    </text:list-item>
                  </text:list>
                </text:list-item>
                <text:list-item>
                  <text:p text:style-name="P3">[3.1.2] Altri elementi architetturali</text:p>
                  <text:list>
                    <text:list-item>
                      <text:p text:style-name="P3">Nota: se si osserva l'architettura dell'applicazione si possono notare elementi architetturali posizionati in “layers” ossia strati orizzontali, mentre altri (tipo i mappers e il plugin framework) hanno uno sviluppo verticale, ossia sono quelli che “abbracciano” gli elementi orizzontali. In questa sezione si descrive il perche' di questa scelta, e in maniera dettagliata cosa fanno questi singoli elementi architetturali.</text:p>
                    </text:list-item>
                  </text:list>
                </text:list-item>
              </text:list>
            </text:list-item>
          </text:list>
        </text:list-item>
      </text:list>
      <text:p text:style-name="P2"/>
      <text:list text:style-name="L1">
        <text:list-item text:start-value="1">
          <text:list>
            <text:list-item text:start-value="1">
              <text:list>
                <text:list-item text:start-value="1">
                  <text:list>
                    <text:list-item text:start-value="1">
                      <text:p text:style-name="P3">Stratificazione orizzontale degli elementi architetturali</text:p>
                      <text:list>
                        <text:list-item>
                          <text:p text:style-name="P3">[3.1.2.1] Interfaccia utente: GUI package</text:p>
                          <text:list>
                            <text:list-item>
                              <text:p text:style-name="P3">Grafica vettoriale in 2D:</text:p>
                              <text:list>
                                <text:list-item>
                                  <text:p text:style-name="P3">Elementi grafici come vista per gli elementi di basso livello</text:p>
                                  <text:list>
                                    <text:list-item>
                                      <text:p text:style-name="P3">Si spiega come i vari elementi grafici (vm, cd e links grafici) sono usati come vista degli elementi a basso livello e si occupano solamente di mostrare le informazioni che provengono dagli <text:soft-page-break/>elementi a basso livello (e dai vari plugins attivi), nonche' dell'interazione con l'utente.</text:p>
                                    </text:list-item>
                                  </text:list>
                                </text:list-item>
                              </text:list>
                            </text:list-item>
                          </text:list>
                        </text:list-item>
                        <text:list-item>
                          <text:p text:style-name="P3">Gli handlers</text:p>
                          <text:list>
                            <text:list-item>
                              <text:p text:style-name="P3">Handlers per gli oggetti del grafo</text:p>
                              <text:list>
                                <text:list-item>
                                  <text:p text:style-name="P3">Si descrive in breve questi oggetti (singletone) che sono i primi che raccolgono le richieste dell'utente quando questo opera su uno dei casi d'uso base (tipo aggiunta di una vm, ecc...). Vengono mostrati anche alcuni diagrammi UML come i diagrammi di sequenza che descrivono appunto questi processi.</text:p>
                                </text:list-item>
                              </text:list>
                            </text:list-item>
                            <text:list-item>
                              <text:p text:style-name="P3">I property handlers: gestione delle proprieta' degli oggetti grafici</text:p>
                              <text:list>
                                <text:list-item>
                                  <text:p text:style-name="P3">Qui' si spiega come i property handlers sono cambiati dopo le modifiche fatte ai plugins (ossia alla struttura delle properties)</text:p>
                                </text:list-item>
                              </text:list>
                            </text:list-item>
                          </text:list>
                        </text:list-item>
                        <text:list-item>
                          <text:p text:style-name="P3">La gestione degli annullamenti: l'Undo Framework</text:p>
                        </text:list-item>
                        <text:list-item>
                          <text:p text:style-name="P3">Il package Core</text:p>
                          <text:list>
                            <text:list-item>
                              <text:p text:style-name="P3">Viene descritto il core, ossia quello strato che contiene gli elementi di dominio (vm, cd, interfacce hw).</text:p>
                            </text:list-item>
                          </text:list>
                        </text:list-item>
                        <text:list-item>
                          <text:p text:style-name="P3">La persistenza: Accesso al filesystem</text:p>
                          <text:list>
                            <text:list-item>
                              <text:p text:style-name="P4">Qui' si descrive l'utilita' di questo package, mostrando in particolare che tutti gli accessi al filesystem passano per questo elemento architetturale. ES: xml reader/writer – Settings dell'applicazione – read/open di un laboratorio</text:p>
                            </text:list-item>
                          </text:list>
                        </text:list-item>
                      </text:list>
                    </text:list-item>
                    <text:list-item>
                      <text:p text:style-name="P3">Composizione verticale degli elementi architetturali</text:p>
                      <text:list>
                        <text:list-item>
                          <text:p text:style-name="P3">Si passa poi a discutere i due elementi verticali nell'architettura di VisualNetkit. In particolare i mappers e lo stesso plugin framework in dettaglio.</text:p>
                          <text:list>
                            <text:list-item>
                              <text:p text:style-name="P3">I mappers: Controllers tra Vista e Modello</text:p>
                              <text:list>
                                <text:list-item>
                                  <text:p text:style-name="P3">Questi oggetti sono controllers di MVC applicato in maniera un po rivista (con qualche accorgimento in piu' per abbassare l'accoppiamento che solitamente mvc introduce)</text:p>
                                </text:list-item>
                              </text:list>
                            </text:list-item>
                            <text:list-item>
                              <text:p text:style-name="P3">Il plugin framework</text:p>
                              <text:list>
                                <text:list-item>
                                  <text:p text:style-name="P3">Qui' viene finalmente descritto il manager dei plugins, e quindi tramite diagrammi UML si descrive il registry, l'interfaccia plugin, il proxy, i loader delle librerie e tutto il resto.</text:p>
                                </text:list-item>
                              </text:list>
                            </text:list-item>
                          </text:list>
                        </text:list-item>
                      </text:list>
                    </text:list-item>
                  </text:list>
                </text:list-item>
              </text:list>
            </text:list-item>
            <text:list-item>
              <text:p text:style-name="P3">[3.3]Strumenti di supporto alla realizzazione (in breve)</text:p>
              <text:list>
                <text:list-item>
                  <text:p text:style-name="P3">[3.3.1] Il framework Qt</text:p>
                </text:list-item>
                <text:list-item>
                  <text:p text:style-name="P3">[3.3.2] Altri strumenti secondari</text:p>
                </text:list-item>
              </text:list>
            </text:list-item>
          </text:list>
        </text:list-item>
        <text:list-item>
          <text:p text:style-name="P3">Esempi di configurazioni complesse di reti virtuali</text:p>
          <text:list>
            <text:list-item>
              <text:p text:style-name="P3">Caso di studio 1: ...</text:p>
            </text:list-item>
            <text:list-item>
              <text:p text:style-name="P3"><text:soft-page-break/>Caso di studio 2: ...</text:p>
            </text:list-item>
          </text:list>
        </text:list-item>
        <text:list-item>
          <text:p text:style-name="P3">Conclusioni</text:p>
        </text:list-item>
        <text:list-item>
          <text:p text:style-name="P3">Sviluppi futur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Charter" svg:font-family="'Bitstream Charter'"/>
    <style:font-face style:name="StarSymbol" svg:font-family="StarSymbol"/>
    <style:font-face style:name="Tahoma1" svg:font-family="Tahoma"/>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Charter" fo:font-size="12pt" fo:language="it" fo:country="IT"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Charter"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Charter" style:font-name-complex="Tahoma1"/>
    </style:style>
    <style:style style:name="Caption" style:family="paragraph" style:parent-style-name="Standard" style:class="extra">
      <style:paragraph-properties fo:margin-top="0.212cm" fo:margin-bottom="0.212cm" text:number-lines="false" text:line-number="0"/>
      <style:text-properties style:font-name="Bitstream Charter"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Bitstream Charter"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ssio Di Fazio</meta:initial-creator>
    <meta:creation-date>2008-07-31T15:27:21</meta:creation-date>
    <dc:creator>Alessio Di Fazio</dc:creator>
    <dc:date>2008-08-31T11:00:45</dc:date>
    <meta:editing-cycles>70</meta:editing-cycles>
    <meta:editing-duration>PT2H42M44S</meta:editing-duration>
    <meta:user-defined meta:name="Info 1"/>
    <meta:user-defined meta:name="Info 2"/>
    <meta:user-defined meta:name="Info 3"/>
    <meta:user-defined meta:name="Info 4"/>
    <meta:document-statistic meta:table-count="0" meta:image-count="0" meta:object-count="0" meta:page-count="4" meta:paragraph-count="68" meta:word-count="837" meta:character-count="5814"/>
  </office:meta>
</office:document-meta>
</file>